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5.796cm" style:rel-column-width="54480*"/>
    </style:style>
    <style:style style:name="Tableau2.B" style:family="table-column">
      <style:table-column-properties style:column-width="3.205cm" style:rel-column-width="1105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2" style:family="table-row">
      <style:table-row-properties style:min-row-height="0.679cm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5.796cm" style:rel-column-width="54480*"/>
    </style:style>
    <style:style style:name="Tableau3.B" style:family="table-column">
      <style:table-column-properties style:column-width="3.205cm" style:rel-column-width="1105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3f702b" officeooo:paragraph-rsid="013f702b"/>
    </style:style>
    <style:style style:name="P12" style:family="paragraph" style:parent-style-name="Table_20_Contents">
      <style:text-properties officeooo:rsid="01409737" officeooo:paragraph-rsid="01409737"/>
    </style:style>
    <style:style style:name="P13" style:family="paragraph" style:parent-style-name="Table_20_Contents">
      <style:text-properties fo:color="#ce181e" officeooo:rsid="013f702b" officeooo:paragraph-rsid="013f702b"/>
    </style:style>
    <style:style style:name="P14" style:family="paragraph" style:parent-style-name="Text_20_body">
      <style:text-properties officeooo:rsid="0141061e" officeooo:paragraph-rsid="0141061e"/>
    </style:style>
    <style:style style:name="P15" style:family="paragraph" style:parent-style-name="Text_20_body">
      <style:text-properties officeooo:rsid="0141d375" officeooo:paragraph-rsid="0141d375"/>
    </style:style>
    <style:style style:name="P16" style:family="paragraph" style:parent-style-name="Heading_20_1">
      <style:text-properties officeooo:paragraph-rsid="0142cf3e"/>
    </style:style>
    <style:style style:name="P17" style:family="paragraph" style:parent-style-name="Heading_20_1">
      <style:paragraph-properties fo:break-before="page"/>
      <style:text-properties officeooo:rsid="013de4ae" officeooo:paragraph-rsid="013de4ae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Table_20_Contents">
      <style:paragraph-properties fo:text-align="center" style:justify-single-word="false"/>
      <style:text-properties officeooo:rsid="01401488" officeooo:paragraph-rsid="0142cf3e"/>
    </style:style>
    <style:style style:name="P20" style:family="paragraph" style:parent-style-name="Table_20_Contents">
      <style:text-properties officeooo:rsid="01401488" officeooo:paragraph-rsid="0142cf3e"/>
    </style:style>
    <style:style style:name="P21" style:family="paragraph" style:parent-style-name="Table_20_Contents">
      <style:text-properties officeooo:rsid="0137ae25" officeooo:paragraph-rsid="0142cf3e"/>
    </style:style>
    <style:style style:name="P22" style:family="paragraph" style:parent-style-name="Table_20_Contents">
      <style:text-properties officeooo:rsid="013991b9" officeooo:paragraph-rsid="0142cf3e"/>
    </style:style>
    <style:style style:name="P23" style:family="paragraph" style:parent-style-name="Table_20_Contents">
      <style:text-properties officeooo:rsid="013e108f" officeooo:paragraph-rsid="0142cf3e"/>
    </style:style>
    <style:style style:name="P24" style:family="paragraph" style:parent-style-name="Table_20_Contents">
      <style:paragraph-properties fo:text-align="center" style:justify-single-word="false"/>
      <style:text-properties officeooo:rsid="0141358e" officeooo:paragraph-rsid="0142cf3e"/>
    </style:style>
    <style:style style:name="P25" style:family="paragraph" style:parent-style-name="Table_20_Contents">
      <style:text-properties officeooo:rsid="012eb370" officeooo:paragraph-rsid="0142cf3e"/>
    </style:style>
    <style:style style:name="P26" style:family="paragraph" style:parent-style-name="Table_20_Contents">
      <style:text-properties officeooo:rsid="0136523c" officeooo:paragraph-rsid="0142cf3e"/>
    </style:style>
    <style:style style:name="P27" style:family="paragraph" style:parent-style-name="Table_20_Contents">
      <style:text-properties officeooo:rsid="01346017" officeooo:paragraph-rsid="0142cf3e"/>
    </style:style>
    <style:style style:name="P28" style:family="paragraph" style:parent-style-name="Table_20_Contents">
      <style:text-properties officeooo:rsid="012ddfee" officeooo:paragraph-rsid="0142cf3e"/>
    </style:style>
    <style:style style:name="P29" style:family="paragraph" style:parent-style-name="Table_20_Contents">
      <style:text-properties officeooo:rsid="0146fc93" officeooo:paragraph-rsid="0142cf3e"/>
    </style:style>
    <style:style style:name="P30" style:family="paragraph" style:parent-style-name="Table_20_Contents">
      <style:text-properties officeooo:rsid="0130861f" officeooo:paragraph-rsid="0142cf3e"/>
    </style:style>
    <style:style style:name="P31" style:family="paragraph" style:parent-style-name="Table_20_Contents">
      <style:text-properties officeooo:rsid="01322deb" officeooo:paragraph-rsid="0142cf3e"/>
    </style:style>
    <style:style style:name="P32" style:family="paragraph" style:parent-style-name="Table_20_Contents">
      <style:paragraph-properties fo:text-align="center" style:justify-single-word="false"/>
      <style:text-properties officeooo:rsid="014ac807" officeooo:paragraph-rsid="0142cf3e"/>
    </style:style>
    <style:style style:name="P33" style:family="paragraph" style:parent-style-name="Table_20_Contents">
      <style:text-properties officeooo:rsid="0129eccd" officeooo:paragraph-rsid="0142cf3e"/>
    </style:style>
    <style:style style:name="P34" style:family="paragraph" style:parent-style-name="Table_20_Contents">
      <style:paragraph-properties fo:text-align="center" style:justify-single-word="false"/>
      <style:text-properties officeooo:paragraph-rsid="0142cf3e"/>
    </style:style>
    <style:style style:name="P35" style:family="paragraph" style:parent-style-name="Table_20_Contents">
      <style:text-properties officeooo:rsid="0149653d" officeooo:paragraph-rsid="0142cf3e"/>
    </style:style>
    <style:style style:name="P36" style:family="paragraph" style:parent-style-name="Table_20_Contents">
      <style:text-properties officeooo:paragraph-rsid="0142cf3e"/>
    </style:style>
    <style:style style:name="P37" style:family="paragraph" style:parent-style-name="Table_20_Contents">
      <style:text-properties officeooo:paragraph-rsid="014337c2"/>
    </style:style>
    <style:style style:name="P38" style:family="paragraph" style:parent-style-name="Table_20_Contents">
      <style:text-properties officeooo:rsid="0144fe86" officeooo:paragraph-rsid="0144fe86"/>
    </style:style>
    <style:style style:name="P39" style:family="paragraph" style:parent-style-name="Table_20_Contents">
      <style:paragraph-properties fo:text-align="center" style:justify-single-word="false"/>
      <style:text-properties officeooo:rsid="01467ad9" officeooo:paragraph-rsid="01467ad9"/>
    </style:style>
    <style:style style:name="P40" style:family="paragraph" style:parent-style-name="Table_20_Heading">
      <style:paragraph-properties fo:text-align="center" style:justify-single-word="false"/>
      <style:text-properties officeooo:paragraph-rsid="0142cf3e"/>
    </style:style>
    <style:style style:name="P41" style:family="paragraph" style:parent-style-name="Table_20_Heading">
      <style:text-properties officeooo:paragraph-rsid="0142cf3e"/>
    </style:style>
    <style:style style:name="P42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3" style:family="paragraph" style:parent-style-name="Text_20_body">
      <style:text-properties officeooo:rsid="0141e09a" officeooo:paragraph-rsid="0141e09a"/>
    </style:style>
    <style:style style:name="P44" style:family="paragraph" style:parent-style-name="Text_20_body">
      <style:text-properties officeooo:rsid="0129eccd" officeooo:paragraph-rsid="0142cf3e"/>
    </style:style>
    <style:style style:name="P45" style:family="paragraph" style:parent-style-name="Text_20_body">
      <style:text-properties officeooo:paragraph-rsid="0142cf3e"/>
    </style:style>
    <style:style style:name="P46" style:family="paragraph" style:parent-style-name="Code">
      <style:text-properties officeooo:paragraph-rsid="0142cf3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19a32c"/>
    </style:style>
    <style:style style:name="T4" style:family="text">
      <style:text-properties officeooo:rsid="013de4ae"/>
    </style:style>
    <style:style style:name="T5" style:family="text">
      <style:text-properties officeooo:rsid="013f702b"/>
    </style:style>
    <style:style style:name="T6" style:family="text">
      <style:text-properties officeooo:rsid="0141d375"/>
    </style:style>
    <style:style style:name="T7" style:family="text">
      <style:text-properties officeooo:rsid="01401488"/>
    </style:style>
    <style:style style:name="T8" style:family="text">
      <style:text-properties officeooo:rsid="013b3d4c"/>
    </style:style>
    <style:style style:name="T9" style:family="text">
      <style:text-properties officeooo:rsid="0144ad6a"/>
    </style:style>
    <style:style style:name="T10" style:family="text">
      <style:text-properties officeooo:rsid="01346017"/>
    </style:style>
    <style:style style:name="T11" style:family="text">
      <style:text-properties officeooo:rsid="013ed025"/>
    </style:style>
    <style:style style:name="T12" style:family="text">
      <style:text-properties officeooo:rsid="014502bc"/>
    </style:style>
    <style:style style:name="T13" style:family="text">
      <style:text-properties officeooo:rsid="0146fc93"/>
    </style:style>
    <style:style style:name="T14" style:family="text">
      <style:text-properties officeooo:rsid="014ac807"/>
    </style:style>
    <style:style style:name="T15" style:family="text">
      <style:text-properties officeooo:rsid="0142cf3e"/>
    </style:style>
    <style:style style:name="T16" style:family="text">
      <style:text-properties fo:color="#4d8eef" style:font-name="Arial Black" fo:font-size="13pt" style:font-size-asian="13pt" style:font-size-complex="13pt"/>
    </style:style>
    <style:style style:name="T17" style:family="text">
      <style:text-properties fo:color="#4d8eef" style:font-name="Arial Black" fo:font-size="13pt" officeooo:rsid="00c4afb4" style:font-size-asian="13pt" style:font-size-complex="13pt"/>
    </style:style>
    <style:style style:name="T18" style:family="text">
      <style:text-properties fo:color="#4d8eef" style:font-name="Arial Black" fo:font-size="13pt" officeooo:rsid="013f702b" style:font-size-asian="13pt" style:font-size-complex="13pt"/>
    </style:style>
    <style:style style:name="T19" style:family="text">
      <style:text-properties fo:color="#4d8eef" style:font-name="Arial Black" fo:font-size="13pt" officeooo:rsid="0119a32c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7">Migration Odoo </text:span><text:span text:style-name="T18">T</text:span><text:span text:style-name="T17">homas </text:span><text:span text:style-name="T18">E</text:span><text:span text:style-name="T17">lectronics </text:span><text:span text:style-name="T18">8</text:span><text:span text:style-name="T17"> vers 1</text:span><text:span text:style-name="T19">5</text:span></text:p>
      <text:h text:style-name="Heading_20_1" text:outline-level="1">A Faire <text:span text:style-name="T15">manuellement</text:span> après la <text:span text:style-name="T15">migration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1">A Faire</text:p>
          </table:table-cell>
          <table:table-cell table:style-name="Tableau3.B1" office:value-type="string">
            <text:p text:style-name="P40">Fait le </text:p>
          </table:table-cell>
        </table:table-row>
        <table:table-row>
          <table:table-cell table:style-name="Tableau3.A2" office:value-type="string">
            <text:p text:style-name="P38">Remettre le logo de la société</text:p>
          </table:table-cell>
          <table:table-cell table:style-name="Tableau3.B2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36"/>
          </table:table-cell>
          <table:table-cell table:style-name="Tableau3.B2" office:value-type="string">
            <text:p text:style-name="P19"/>
          </table:table-cell>
        </table:table-row>
      </table:table>
      <text:h text:style-name="P16" text:outline-level="1">Notes pendant le formation <text:span text:style-name="T15">du 12/01/2022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A Faire</text:p>
          </table:table-cell>
          <table:table-cell table:style-name="Tableau2.B1" office:value-type="string">
            <text:p text:style-name="P40">Fait le </text:p>
          </table:table-cell>
        </table:table-row>
        <table:table-row>
          <table:table-cell table:style-name="Tableau2.A2" office:value-type="string">
            <text:p text:style-name="P37">Il manque les infos de compta dans les articles et les clients<text:line-break/><text:span text:style-name="T7">=&gt; Mettre les utilisateurs dans le groupe « Show Accounting Features - Readonly »</text:span></text:p>
          </table:table-cell>
          <table:table-cell table:style-name="Tableau2.B2" office:value-type="string">
            <text:p text:style-name="P19">12/01/22</text:p>
          </table:table-cell>
        </table:table-row>
        <table:table-row>
          <table:table-cell table:style-name="Tableau2.A2" office:value-type="string">
            <text:p text:style-name="P21">Production : Quantité sur 4 <text:span text:style-name="T8">chiffres</text:span></text:p>
          </table:table-cell>
          <table:table-cell table:style-name="Tableau2.B2" office:value-type="string">
            <text:p text:style-name="P19">12/01/22</text:p>
          </table:table-cell>
        </table:table-row>
        <table:table-row>
          <table:table-cell table:style-name="Tableau2.A2" office:value-type="string">
            <text:p text:style-name="P22">Opérations sur nomenclatures. Impossible d’enregistrer <text:span text:style-name="T9">la nomenclature après avoir ajouté des opérations</text:span></text:p>
            <text:p text:style-name="P46">update mrp_bom_line set company_id=1;</text:p>
          </table:table-cell>
          <table:table-cell table:style-name="Tableau2.B2" office:value-type="string">
            <text:p text:style-name="P19">12/01/22</text:p>
          </table:table-cell>
        </table:table-row>
        <table:table-row>
          <table:table-cell table:style-name="Tableau2.A2" office:value-type="string">
            <text:p text:style-name="P20">Commande fournisseur : <text:span text:style-name="T10">Ne pas afficher « San Francisco » dans l’adresse </text:span>en PDF</text:p>
            <text:p text:style-name="P23">Ordre de <text:span text:style-name="T11">fabrication</text:span> : San <text:span text:style-name="T9">Francisco</text:span> <text:span text:style-name="T11">apparaît</text:span> dans onglet « Divers »</text:p>
            <text:p text:style-name="P46">Stock / Entrepôt et Stock / Type opération à renommer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36">Article consommable =&gt; Article stockable</text:p>
            <text:p text:style-name="P46">update product_template set detailed_type='product';</text:p>
            <text:p text:style-name="P46">update product_template set type='product';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25">Espacer les lignes <text:span text:style-name="T12">et écrire plus petit</text:span> : </text:p>
            <text:p text:style-name="P25">- <text:span text:style-name="T12">Facture<text:line-break/>- BL<text:line-break/>- Commande fournisseur</text:span>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26"><text:span text:style-name="T13">Commande fournisseur PDF : </text:span>Il manque le tampon avec la signature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27">Commande fournisseur : Dans le PDF mettre le champ « Date de confirmation » et non pas « Date de réception » dans l’entête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28">Vérifier les documents en anglais et français</text:p>
            <text:p text:style-name="P28">BL</text:p>
            <text:p text:style-name="P28">Facture</text:p>
            <text:p text:style-name="P28">Commande fournisseur</text:p>
          </table:table-cell>
          <table:table-cell table:style-name="Tableau2.B2" office:value-type="string">
            <text:p text:style-name="P24">13/01/22</text:p>
          </table:table-cell>
        </table:table-row>
        <table:table-row>
          <table:table-cell table:style-name="Tableau2.A2" office:value-type="string">
            <text:p text:style-name="P29">Comparer les différents documents PDF avec Odoo 8</text:p>
          </table:table-cell>
          <table:table-cell table:style-name="Tableau2.B2" office:value-type="string">
            <text:p text:style-name="P24">13/01/22</text:p>
          </table:table-cell>
        </table:table-row>
        <table:table-row table:style-name="Tableau2.12">
          <table:table-cell table:style-name="Tableau2.A2" office:value-type="string">
            <text:p text:style-name="P25">Facture :</text:p>
            <text:p text:style-name="P30">Manque adresse de facturation sur la droite de la facture</text:p>
            <text:p text:style-name="P31">Il manque la note sur la facture PDF</text:p>
          </table:table-cell>
          <table:table-cell table:style-name="Tableau2.B2" office:value-type="string">
            <text:p text:style-name="P24">13/01/22</text:p>
          </table:table-cell>
        </table:table-row>
        <table:table-row table:style-name="Tableau2.12">
          <table:table-cell table:style-name="Tableau2.A2" office:value-type="string">
            <text:p text:style-name="P23">Impression OF : Vérifier si nomenclature et gamme <text:span text:style-name="T9">s’impriment</text:span> sur le même document</text:p>
            <text:p text:style-name="P23">Il faut ajouter la quantité unitaire en plus de la quantité</text:p>
          </table:table-cell>
          <table:table-cell table:style-name="Tableau2.B2" office:value-type="string">
            <text:p text:style-name="P32">17/01/22</text:p>
          </table:table-cell>
        </table:table-row>
        <table:table-row table:style-name="Tableau2.12">
          <table:table-cell table:style-name="Tableau2.A2" office:value-type="string">
            <text:p text:style-name="P33">Le champ coût n’est pas récupéré</text:p>
          </table:table-cell>
          <table:table-cell table:style-name="Tableau2.B2" office:value-type="string">
            <text:p text:style-name="P39">19/01/22</text:p>
          </table:table-cell>
        </table:table-row>
        <table:table-row table:style-name="Tableau2.12">
          <table:table-cell table:style-name="Tableau2.A2" office:value-type="string">
            <text:p text:style-name="P35">Problème avec les traductions des unités <text:span text:style-name="T14">(ex : KG)</text:span></text:p>
          </table:table-cell>
          <table:table-cell table:style-name="Tableau2.B2" office:value-type="string">
            <text:p text:style-name="P39">19/01/22</text:p>
          </table:table-cell>
        </table:table-row>
      </table:table>
      <text:p text:style-name="P45"/>
      <text:p text:style-name="P44"/>
      <text:p text:style-name="P45"/>
      <text:h text:style-name="Heading_20_1" text:outline-level="1"><text:soft-page-break/></text:h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1">Finaliser la migration des rapports (Facture, BL,...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En cliquant sur une commande, elle ne s’affiche pas (bug migration des donné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Migrer les nomenclatur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ettre en ligne le module Odoo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Configurer VPS pour mettre nginix sur port 8069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Mettre en place la migration sur VPS</text:p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  <text:p text:style-name="Text_20_body"/>
      <text:h text:style-name="P18" text:outline-level="1"/>
      <text:p text:style-name="P45"/>
      <text:h text:style-name="P17" text:outline-level="1">Afficher le plan comptable et les autres menus de la compta</text:h>
      <text:p text:style-name="Text_20_body">Pour cela, il faut mettre les <text:span text:style-name="T4">utilisateurs</text:span> dans ce groupe non <text:span text:style-name="T4">visible</text:span> <text:span text:style-name="T4">depuis</text:span> la fiche <text:span text:style-name="T4">utilisateur</text:span> : </text:p>
      <text:p text:style-name="Code">Show Accounting Features - Readonly</text:p>
      <text:h text:style-name="Heading_20_1" text:outline-level="1">L'utilisateur ne peut pas avoir plus d'un type d'utilisateur.</text:h>
      <text:p text:style-name="P14">Si ce message apparaît : </text:p>
      <text:p text:style-name="Code">msgid "The user cannot have more than one user types."</text:p>
      <text:p text:style-name="Code">msgstr "L'utilisateur ne peut pas avoir plus d'un type d'utilisateur."</text:p>
      <text:p text:style-name="P14">Il faut rechercher les groupes de type d’utilisateurs : </text:p>
      <text:p text:style-name="Code">thomas-electronics15=# select id,name from res_groups where id in (9, 10, 1);</text:p>
      <text:p text:style-name="Code"><text:s/>id | <text:s text:c="4"/>name <text:s text:c="5"/></text:p>
      <text:p text:style-name="Code">----+---------------</text:p>
      <text:p text:style-name="Code"><text:s text:c="2"/>9 | Portal</text:p>
      <text:p text:style-name="Code"><text:s/>10 | Public</text:p>
      <text:p text:style-name="Code"><text:s text:c="2"/>1 | Internal User</text:p>
      <text:p text:style-name="P14">Et rechercher si un utilisateur est dans 2 groupes à la fois : </text:p>
      <text:p text:style-name="Code">select * from res_groups_users_rel where gid IN (9, 10, 1) order by uid,gid;</text:p>
      <text:p text:style-name="P14">Si c’est le cas, il faut l’enlever des groupes en trop : </text:p>
      <text:p text:style-name="Code">delete from res_groups_users_rel where gid=10;</text:p>
      <text:h text:style-name="Heading_20_1" text:outline-level="1">Impossible d’afficher une commande après l’avoir créée manuellement</text:h>
      <text:p text:style-name="P15">Cela est lié à la mauvaise migration des emplacements des articles résolu ci-dessous</text:p>
      <text:h text:style-name="Heading_20_1" text:outline-level="1">Erreur en affichant la liste des articles ou un article en particulie<text:span text:style-name="T6">r</text:span></text:h>
      <text:p text:style-name="Text_20_body"><text:span text:style-name="T6">Ce message apparait: </text:span><text:s/></text:p>
      <text:p text:style-name="Code"><text:s text:c="2"/>loc_domain.append(('location_id.parent_path', '=like', location.parent_path + '%'))</text:p>
      <text:p text:style-name="Code">TypeError: unsupported operand type(s) for +: 'bool' and 'str'</text:p>
      <text:p text:style-name="P15">Pour résoudre cela, il faut migrer correctement les entrepôts et emplacements de stocks : </text:p>
      <text:p text:style-name="Code">MigrationTable(db_src,db_dst,'stock_location')</text:p>
      <text:p text:style-name="Code">default={'manufacture_steps': 'mrp_one_step'}</text:p>
      <text:p text:style-name="Code">MigrationTable(db_src,db_dst,'stock_warehouse', default=default)</text:p>
      <text:p text:style-name="Code">SQL="""</text:p>
      <text:p text:style-name="Code"><text:s text:c="4"/>update stock_location set parent_path=name;</text:p>
      <text:p text:style-name="Code"><text:s text:c="4"/>update product_category set parent_path='/' where parent_path is null;</text:p>
      <text:p text:style-name="Code"><text:s text:c="4"/>update product_category set complete_name=name;</text:p>
      <text:p text:style-name="Code"><text:s text:c="4"/>update stock_warehouse set active='t';</text:p>
      <text:p text:style-name="Code">"""</text:p>
      <text:p text:style-name="Code">cr_dst.execute(SQL)</text:p>
      <text:p text:style-name="Code">cnx_dst.commit()</text:p>
      <text:p text:style-name="Code">MigrationIrProperty(db_src,db_dst,'product.template', 'property_stock_production')</text:p>
      <text:p text:style-name="Code">MigrationIrProperty(db_src,db_dst,'product.template', 'property_stock_inventory'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Importation du stock</text:h>
      <text:p text:style-name="P43">L’importation du stock est complexe, car la gestion des emplacements et des routes a beaucoup changé. Il y a aussi la table stock_rule en plus : </text:p>
      <text:p text:style-name="Text_20_body"/>
      <text:p text:style-name="Code"># ** stock_quant **************************************************************</text:p>
      <text:p text:style-name="Code"># TODO : Je ne migre pas les emplacements, car c'est très complexe, car il y a la table stock_rule en plus</text:p>
      <text:p text:style-name="Code"># mais du coup, je dois changer le champ location_id dans stock_quant</text:p>
      <text:p text:style-name="Code">default={'reserved_quantity': 0}</text:p>
      <text:p text:style-name="Code">rename={'qty': 'quantity'}</text:p>
      <text:p text:style-name="Code">MigrationTable(db_src,db_dst,'stock_quant', default=default, rename=rename, where="location_id=12")</text:p>
      <text:p text:style-name="Code">SQL="""</text:p>
      <text:p text:style-name="Code"><text:s text:c="4"/>update stock_quant set location_id=8;</text:p>
      <text:p text:style-name="Code"><text:s text:c="4"/>update stock_quant set inventory_date=in_date;</text:p>
      <text:p text:style-name="Code"><text:s text:c="4"/>update stock_quant set inventory_quantity_set='f';</text:p>
      <text:p text:style-name="Code">"""</text:p>
      <text:p text:style-name="Code">cr_dst.execute(SQL)</text:p>
      <text:p text:style-name="Code">cnx_dst.commit()</text:p>
      <text:p text:style-name="Code"># 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5</text:page-number>/<text:page-count>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thomas-electronics-8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2-01-19T13:26:14.406613642">19/01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1-19T13:26:14.344085371</dc:date>
    <meta:print-date>2020-11-18T14:59:22.507399557</meta:print-date>
    <meta:editing-cycles>966</meta:editing-cycles>
    <meta:editing-duration>P7DT34M2S</meta:editing-duration>
    <meta:document-statistic meta:table-count="6" meta:image-count="0" meta:object-count="0" meta:page-count="5" meta:paragraph-count="119" meta:word-count="703" meta:character-count="5071" meta:non-whitespace-character-count="4429"/>
    <meta:user-defined meta:name="Info 1"/>
    <meta:user-defined meta:name="Info 2"/>
    <meta:user-defined meta:name="Info 3"/>
    <meta:user-defined meta:name="Info 4"/>
  </office:meta>
</office:document-meta>
</file>